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link.addAddFile( String fileToAd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ink.lin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link.processEntry( ZipFile zip , ZipEntry input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link.calcChecksum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link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link.addMergeFiles( String [ ] filesToMer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link.mergeZipJarContents( ZipOutputStream output , File 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link.addMergeFile( String fileToMer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ink.addDirContents( ZipOutputStream output , File dir , String prefix , boolean compr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link.calcChecksum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link.addToOutputStream( ZipOutputStream output , InputStream input , ZipEntry 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link.getEntryName( File file , String 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link.addAddFiles( String [ ] filesToAd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link.setOutfile( String out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ink.setCompression( boolean com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ink.addFile( ZipOutputStream output , File file , String prefix , boolean compr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